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 style:data-style-name="N43"/>
    <style:style style:name="ce4" style:family="table-cell" style:parent-style-name="Default" style:data-style-name="N11"/>
    <style:style style:name="ce5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ext-properties fo:color="#800000"/>
    </style:style>
    <style:style style:name="ce7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3pt" svg:height="255.23pt" svg:x="444.05pt" svg:y="426.16pt">
            <loext:p draw:notify-on-update-of-ranges="Sheet1.A32:Sheet1.A36 Sheet1.E32:Sheet1.E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37.81pt" svg:y="164.72pt">
            <loext:p draw:notify-on-update-of-ranges="Sheet1.A19:Sheet1.A25 Sheet1.C19:Sheet1.C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Preprocessing: RandomHorizontalFlip + 4pixel translation for both train and test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First Experiment: 2-layered NPTN vs CNN on CIFA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office:value-type="string" calcext:value-type="string">
            <text:p>New (no test translation)</text:p>
          </table:table-cell>
          <table:table-cell/>
          <table:table-cell office:value-type="string" calcext:value-type="string">
            <text:p>Alternative measu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NN (48)</text:p>
          </table:table-cell>
          <table:table-cell office:value-type="float" office:value="1.00062" calcext:value-type="float">
            <text:p>1.00062</text:p>
          </table:table-cell>
          <table:table-cell office:value-type="string" calcext:value-type="string">
            <text:p>65?</text:p>
          </table:table-cell>
          <table:table-cell office:value-type="float" office:value="0.832203975" calcext:value-type="float">
            <text:p>0.832203975</text:p>
          </table:table-cell>
          <table:table-cell office:value-type="float" office:value="71.6" calcext:value-type="float">
            <text:p>71.6</text:p>
          </table:table-cell>
          <table:table-cell table:style-name="ce2" office:value-type="float" office:value="0.92783253" calcext:value-type="float">
            <text:p>0.92783253</text:p>
          </table:table-cell>
          <table:table-cell office:value-type="float" office:value="68.29" calcext:value-type="float">
            <text:p>68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PTN(48,1)</text:p>
          </table:table-cell>
          <table:table-cell office:value-type="float" office:value="0.93225583871603" calcext:value-type="float">
            <text:p>0.9322558387</text:p>
          </table:table-cell>
          <table:table-cell office:value-type="float" office:value="67.63" calcext:value-type="float">
            <text:p>67.63</text:p>
          </table:table-cell>
          <table:table-cell table:number-columns-repeated="2"/>
          <table:table-cell office:value-type="float" office:value="0.93679728" calcext:value-type="float">
            <text:p>0.93679728</text:p>
          </table:table-cell>
          <table:table-cell office:value-type="float" office:value="67.95" calcext:value-type="float">
            <text:p>67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PTN(24,2)</text:p>
          </table:table-cell>
          <table:table-cell office:value-type="float" office:value="0.905607884371281" calcext:value-type="float">
            <text:p>0.9056078844</text:p>
          </table:table-cell>
          <table:table-cell office:value-type="float" office:value="68.97" calcext:value-type="float">
            <text:p>68.97</text:p>
          </table:table-cell>
          <table:table-cell table:number-columns-repeated="2"/>
          <table:table-cell office:value-type="string" calcext:value-type="string">
            <text:p>RUN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PTN(16,3)</text:p>
          </table:table-cell>
          <table:table-cell office:value-type="float" office:value="0.931206650304794" calcext:value-type="float">
            <text:p>0.9312066503</text:p>
          </table:table-cell>
          <table:table-cell office:value-type="float" office:value="67.55" calcext:value-type="float">
            <text:p>67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PTN(12,4)</text:p>
          </table:table-cell>
          <table:table-cell table:style-name="ce2" office:value-type="float" office:value="0.92871426" calcext:value-type="float">
            <text:p>0.92871426</text:p>
          </table:table-cell>
          <table:table-cell office:value-type="float" office:value="68.04" calcext:value-type="float">
            <text:p>68.04</text:p>
          </table:table-cell>
          <table:table-cell office:value-type="float" office:value="0.816698" calcext:value-type="float">
            <text:p>0.816698</text:p>
          </table:table-cell>
          <table:table-cell office:value-type="float" office:value="72.34" calcext:value-type="float">
            <text:p>72.3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N(16,3)</text:p>
          </table:table-cell>
          <table:table-cell table:style-name="ce2" office:value-type="float" office:value="1.215" calcext:value-type="float">
            <text:p>1.215</text:p>
          </table:table-cell>
          <table:table-cell office:value-type="float" office:value="58.86" calcext:value-type="float">
            <text:p>58.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rnelsize=5 for all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Times: 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otation Experiments on MNIST</text:p>
          </table:table-cell>
          <table:table-cell table:number-columns-repeated="2"/>
          <table:table-cell office:value-type="string" calcext:value-type="string">
            <text:p>Batchsize=32</text:p>
          </table:table-cell>
          <table:table-cell office:value-type="string" calcext:value-type="string">
            <text:p>Train=Test rotation</text:p>
          </table:table-cell>
          <table:table-cell/>
          <table:table-cell office:value-type="string" calcext:value-type="string">
            <text:p>Rotation Experiments CIFAR</text:p>
          </table:table-cell>
          <table:table-cell table:number-columns-repeated="2"/>
          <table:table-cell office:value-type="string" calcext:value-type="string">
            <text:p>MN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no horizontal flipping)</text:p>
          </table:table-cell>
          <table:table-cell table:number-columns-repeated="11"/>
          <table:table-cell office:value-type="string" calcext:value-type="string">
            <text:p>17 46 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tation = 90</text:p>
          </table:table-cell>
          <table:table-cell/>
          <table:table-cell office:value-type="string" calcext:value-type="string">
            <text:p>Rotation =60</text:p>
          </table:table-cell>
          <table:table-cell table:number-columns-repeated="5"/>
          <table:table-cell office:value-type="string" calcext:value-type="string">
            <text:p>RN(7,5) a=60</text:p>
          </table:table-cell>
          <table:table-cell office:value-type="string" calcext:value-type="string">
            <text:p>~95 min</text:p>
          </table:table-cell>
          <table:table-cell/>
          <table:table-cell table:style-name="ce7" office:value-type="string" calcext:value-type="string">
            <text:p>19 36 33</text:p>
          </table:table-cell>
          <table:table-cell office:value-type="string" calcext:value-type="string">
            <text:p>21 27 57</text:p>
          </table:table-cell>
        </table:table-row>
        <table:table-row table:style-name="ro1">
          <table:table-cell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table:number-columns-repeated="4"/>
          <table:table-cell office:value-type="string" calcext:value-type="string">
            <text:p>RN(12,3)</text:p>
          </table:table-cell>
          <table:table-cell office:value-type="string" calcext:value-type="string">
            <text:p>~111 min</text:p>
          </table:table-cell>
          <table:table-cell office:value-type="string" calcext:value-type="string">
            <text:p>110min</text:p>
          </table:table-cell>
          <table:table-cell office:value-type="string" calcext:value-type="string">
            <text:p>60 + 51</text:p>
          </table:table-cell>
          <table:table-cell/>
        </table:table-row>
        <table:table-row table:style-name="ro1">
          <table:table-cell office:value-type="string" calcext:value-type="string">
            <text:p>CNN(36)</text:p>
          </table:table-cell>
          <table:table-cell office:value-type="float" office:value="0.0736279671192169" calcext:value-type="float">
            <text:p>0.0736279671</text:p>
          </table:table-cell>
          <table:table-cell table:style-name="ce4" office:value-type="percentage" office:value="0.9769" calcext:value-type="percentage">
            <text:p>97.69%</text:p>
          </table:table-cell>
          <table:table-cell office:value-type="float" office:value="0.0559881" calcext:value-type="float">
            <text:p>0.0559881</text:p>
          </table:table-cell>
          <table:table-cell office:value-type="float" office:value="98.43" calcext:value-type="float">
            <text:p>98.43</text:p>
          </table:table-cell>
          <table:table-cell table:number-columns-repeated="4"/>
          <table:table-cell office:value-type="string" calcext:value-type="string">
            <text:p>NPTN(7,5) </text:p>
          </table:table-cell>
          <table:table-cell office:value-type="string" calcext:value-type="string">
            <text:p>106 min </text:p>
          </table:table-cell>
          <table:table-cell office:value-type="string" calcext:value-type="string">
            <text:p>105 min</text:p>
          </table:table-cell>
          <table:table-cell office:value-type="string" calcext:value-type="string">
            <text:p>19 56 21 </text:p>
          </table:table-cell>
          <table:table-cell office:value-type="string" calcext:value-type="string">
            <text:p>21 42</text:p>
          </table:table-cell>
        </table:table-row>
        <table:table-row table:style-name="ro1">
          <table:table-cell office:value-type="string" calcext:value-type="string">
            <text:p>NPTN(18,2)</text:p>
          </table:table-cell>
          <table:table-cell office:value-type="float" office:value="0.0738690174460411" calcext:value-type="float">
            <text:p>0.0738690174</text:p>
          </table:table-cell>
          <table:table-cell table:style-name="ce4" office:value-type="percentage" office:value="0.9772" calcext:value-type="percentage">
            <text:p>97.72%</text:p>
          </table:table-cell>
          <table:table-cell office:value-type="string" calcext:value-type="string">
            <text:p>SCHEDUL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PTN(12,3)</text:p>
          </table:table-cell>
          <table:table-cell office:value-type="float" office:value="0.0725581953167915" calcext:value-type="float">
            <text:p>0.0725581953</text:p>
          </table:table-cell>
          <table:table-cell table:style-name="ce5" office:value-type="percentage" office:value="0.9792" calcext:value-type="percentage">
            <text:p>97.92%</text:p>
          </table:table-cell>
          <table:table-cell office:value-type="float" office:value="0.04085" calcext:value-type="float">
            <text:p>0.04085</text:p>
          </table:table-cell>
          <table:table-cell office:value-type="float" office:value="98.75" calcext:value-type="float">
            <text:p>98.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PTN(7,5)</text:p>
          </table:table-cell>
          <table:table-cell office:value-type="float" office:value="0.0839744678" calcext:value-type="float">
            <text:p>0.0839744678</text:p>
          </table:table-cell>
          <table:table-cell table:style-name="ce4" office:value-type="percentage" office:value="0.9732" calcext:value-type="percentage">
            <text:p>97.32%</text:p>
          </table:table-cell>
          <table:table-cell office:value-type="float" office:value="0.04122427" calcext:value-type="float">
            <text:p>0.04122427</text:p>
          </table:table-cell>
          <table:table-cell office:value-type="float" office:value="98.6" calcext:value-type="float">
            <text:p>98.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N(12,3) <text:s/>a=30</text:p>
          </table:table-cell>
          <table:table-cell office:value-type="float" office:value="0.117611739" calcext:value-type="float">
            <text:p>0.117611739</text:p>
          </table:table-cell>
          <table:table-cell table:style-name="ce4" office:value-type="percentage" office:value="0.9634" calcext:value-type="percentage">
            <text:p>96.34%</text:p>
          </table:table-cell>
          <table:table-cell office:value-type="float" office:value="0.07676387" calcext:value-type="float">
            <text:p>0.07676387</text:p>
          </table:table-cell>
          <table:table-cell office:value-type="float" office:value="97.54" calcext:value-type="float">
            <text:p>97.54</text:p>
          </table:table-cell>
          <table:table-cell table:number-columns-repeated="4"/>
          <table:table-cell office:value-type="string" calcext:value-type="string">
            <text:p>CIF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N(12,3) <text:s/>a=60</text:p>
          </table:table-cell>
          <table:table-cell office:value-type="float" office:value="0.13536181" calcext:value-type="float">
            <text:p>0.13536181</text:p>
          </table:table-cell>
          <table:table-cell table:style-name="ce4" office:value-type="percentage" office:value="0.957" calcext:value-type="percentage">
            <text:p>95.70%</text:p>
          </table:table-cell>
          <table:table-cell office:value-type="float" office:value="0.0888415" calcext:value-type="float">
            <text:p>0.0888415</text:p>
          </table:table-cell>
          <table:table-cell office:value-type="float" office:value="97.18" calcext:value-type="float">
            <text:p>97.18</text:p>
          </table:table-cell>
          <table:table-cell table:number-columns-repeated="4"/>
          <table:table-cell office:value-type="string" calcext:value-type="string">
            <text:p>NPTN(12,4)</text:p>
          </table:table-cell>
          <table:table-cell office:value-type="string" calcext:value-type="string">
            <text:p>~9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(12,3) <text:s/>a=90</text:p>
          </table:table-cell>
          <table:table-cell office:value-type="float" office:value="0.134679595" calcext:value-type="float">
            <text:p>0.134679595</text:p>
          </table:table-cell>
          <table:table-cell table:style-name="ce4" office:value-type="percentage" office:value="0.957" calcext:value-type="percentage">
            <text:p>95.70%</text:p>
          </table:table-cell>
          <table:table-cell office:value-type="float" office:value="0.0881728" calcext:value-type="float">
            <text:p>0.0881728</text:p>
          </table:table-cell>
          <table:table-cell office:value-type="float" office:value="97.3" calcext:value-type="float">
            <text:p>97.3</text:p>
          </table:table-cell>
          <table:table-cell table:number-columns-repeated="4"/>
          <table:table-cell office:value-type="string" calcext:value-type="string">
            <text:p>NPTN(48,1)</text:p>
          </table:table-cell>
          <table:table-cell office:value-type="string" calcext:value-type="string">
            <text:p>~7.5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(7,5) a=60</text:p>
          </table:table-cell>
          <table:table-cell table:number-columns-repeated="2"/>
          <table:table-cell office:value-type="float" office:value="0.09232066" calcext:value-type="float">
            <text:p>0.09232066</text:p>
          </table:table-cell>
          <table:table-cell office:value-type="float" office:value="97.21" calcext:value-type="float">
            <text:p>97.21</text:p>
          </table:table-cell>
          <table:table-cell table:number-columns-repeated="4"/>
          <table:table-cell office:value-type="string" calcext:value-type="string">
            <text:p>CNN(48,1)</text:p>
          </table:table-cell>
          <table:table-cell office:value-type="string" calcext:value-type="string">
            <text:p>~4.5h</text:p>
          </table:table-cell>
          <table:table-cell/>
          <table:table-cell office:value-type="string" calcext:value-type="string">
            <text:p>5 5 11</text:p>
          </table:table-cell>
          <table:table-cell table:style-name="ce3" office:value-type="time" office:time-value="PT12H26M00S" calcext:value-type="time">
            <text:p>12:26:00 PM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RotNet Experiments: No Train Rotatio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otation = 90</text:p>
          </table:table-cell>
          <table:table-cell/>
          <table:table-cell office:value-type="string" calcext:value-type="string">
            <text:p>Rotation =6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NN(36)</text:p>
          </table:table-cell>
          <table:table-cell table:number-columns-repeated="2"/>
          <table:table-cell office:value-type="float" office:value="1.871984" calcext:value-type="float">
            <text:p>1.871984</text:p>
          </table:table-cell>
          <table:table-cell office:value-type="float" office:value="76.8" calcext:value-type="float">
            <text:p>76.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N(12,3) <text:s/>a=60</text:p>
          </table:table-cell>
          <table:table-cell table:number-columns-repeated="2"/>
          <table:table-cell office:value-type="float" office:value="1.782" calcext:value-type="float">
            <text:p>1.782</text:p>
          </table:table-cell>
          <table:table-cell office:value-type="float" office:value="72.52" calcext:value-type="float">
            <text:p>72.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N(12,3) a=30</text:p>
          </table:table-cell>
          <table:table-cell table:number-columns-repeated="2"/>
          <table:table-cell office:value-type="float" office:value="1.7263" calcext:value-type="float">
            <text:p>1.7263</text:p>
          </table:table-cell>
          <table:table-cell office:value-type="float" office:value="72.36" calcext:value-type="float">
            <text:p>72.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N(7,5) a=60</text:p>
          </table:table-cell>
          <table:table-cell table:number-columns-repeated="2"/>
          <table:table-cell office:value-type="float" office:value="1.64531061582565" calcext:value-type="float">
            <text:p>1.6453106158</text:p>
          </table:table-cell>
          <table:table-cell office:value-type="float" office:value="73.42" calcext:value-type="float">
            <text:p>73.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PTN(12,3)</text:p>
          </table:table-cell>
          <table:table-cell table:number-columns-repeated="2"/>
          <table:table-cell office:value-type="float" office:value="2.146395367" calcext:value-type="float">
            <text:p>2.146395367</text:p>
          </table:table-cell>
          <table:table-cell office:value-type="float" office:value="76.62" calcext:value-type="float">
            <text:p>76.62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Three Layered Experiments (with Arul)</text:p>
          </table:table-cell>
          <table:table-cell table:number-columns-repeated="2"/>
          <table:table-cell office:value-type="string" calcext:value-type="string">
            <text:p>CIFAR10</text:p>
          </table:table-cell>
          <table:table-cell office:value-type="string" calcext:value-type="string">
            <text:p>Batchsize=4</text:p>
          </table:table-cell>
          <table:table-cell office:value-type="string" calcext:value-type="string">
            <text:p>Kernelsize=5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office:value-type="string" calcext:value-type="string">
            <text:p>lowest val loss</text:p>
          </table:table-cell>
          <table:table-cell office:value-type="string" calcext:value-type="string">
            <text:p>Epoch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PTN((48,48,16)</text:p>
          </table:table-cell>
          <table:table-cell/>
          <table:table-cell office:value-type="float" office:value="2.76266906456947" calcext:value-type="float">
            <text:p>2.7626690646</text:p>
          </table:table-cell>
          <table:table-cell office:value-type="float" office:value="76.26" calcext:value-type="float">
            <text:p>76.26</text:p>
          </table:table-cell>
          <table:table-cell office:value-type="string" calcext:value-type="string">
            <text:p>~0.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NN(89,89,16)</text:p>
          </table:table-cell>
          <table:table-cell/>
          <table:table-cell office:value-type="float" office:value="1.896" calcext:value-type="float">
            <text:p>1.896</text:p>
          </table:table-cell>
          <table:table-cell office:value-type="float" office:value="81.31" calcext:value-type="float">
            <text:p>81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PTN(48,48,16)</text:p>
          </table:table-cell>
          <table:table-cell/>
          <table:table-cell office:value-type="float" office:value="2.772" calcext:value-type="float">
            <text:p>2.772</text:p>
          </table:table-cell>
          <table:table-cell office:value-type="float" office:value="76.48" calcext:value-type="float">
            <text:p>76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NN(104,104,16)</text:p>
          </table:table-cell>
          <table:table-cell/>
          <table:table-cell office:value-type="float" office:value="1.846" calcext:value-type="float">
            <text:p>1.846</text:p>
          </table:table-cell>
          <table:table-cell office:value-type="float" office:value="81.17" calcext:value-type="float">
            <text:p>81.17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PTN(48,48,16)</text:p>
          </table:table-cell>
          <table:table-cell/>
          <table:table-cell office:value-type="float" office:value="0.903" calcext:value-type="float">
            <text:p>0.903</text:p>
          </table:table-cell>
          <table:table-cell office:value-type="float" office:value="76.06" calcext:value-type="float">
            <text:p>76.0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RCHSEAR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NN(48,48,16) </text:p>
          </table:table-cell>
          <table:table-cell/>
          <table:table-cell table:style-name="ce6" office:value-type="float" office:value="1.47784606494904" calcext:value-type="float">
            <text:p>1.4778460649</text:p>
          </table:table-cell>
          <table:table-cell table:style-name="ce6" office:value-type="float" office:value="76.12" calcext:value-type="float">
            <text:p>76.1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PTN(48,89,16,g=1)</text:p>
          </table:table-cell>
          <table:table-cell/>
          <table:table-cell office:value-type="float" office:value="1.934" calcext:value-type="float">
            <text:p>1.934</text:p>
          </table:table-cell>
          <table:table-cell office:value-type="float" office:value="77.77" calcext:value-type="float">
            <text:p>77.77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PTN(32,48,24,G=2)</text:p>
          </table:table-cell>
          <table:table-cell/>
          <table:table-cell office:value-type="float" office:value="2.17598063333034" calcext:value-type="float">
            <text:p>2.1759806333</text:p>
          </table:table-cell>
          <table:table-cell office:value-type="float" office:value="75.85" calcext:value-type="float">
            <text:p>75.85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PTN(32,32,24,g=3)</text:p>
          </table:table-cell>
          <table:table-cell/>
          <table:table-cell office:value-type="float" office:value="2.221" calcext:value-type="float">
            <text:p>2.221</text:p>
          </table:table-cell>
          <table:table-cell office:value-type="float" office:value="74.81" calcext:value-type="float">
            <text:p>74.81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PTN(24,32,16,G=4)</text:p>
          </table:table-cell>
          <table:table-cell/>
          <table:table-cell office:value-type="float" office:value="2.0669817029953" calcext:value-type="float">
            <text:p>2.066981703</text:p>
          </table:table-cell>
          <table:table-cell office:value-type="float" office:value="74.25" calcext:value-type="float">
            <text:p>74.25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CNN(48,16,16)</text:p>
          </table:table-cell>
          <table:table-cell/>
          <table:table-cell office:value-type="float" office:value="0.847" calcext:value-type="float">
            <text:p>0.847</text:p>
          </table:table-cell>
          <table:table-cell office:value-type="float" office:value="73.77" calcext:value-type="float">
            <text:p>73.77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nn(48,89,16)</text:p>
          </table:table-cell>
          <table:table-cell/>
          <table:table-cell office:value-type="string" calcext:value-type="string">
            <text:p>todo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Rough time estimates</text:p>
          </table:table-cell>
          <table:table-cell table:number-columns-repeated="13"/>
        </table:table-row>
        <table:table-row table:style-name="ro1">
          <table:table-cell office:value-type="float" office:value="16.3" calcext:value-type="float">
            <text:p>16.3</text:p>
          </table:table-cell>
          <table:table-cell table:style-name="ce3" office:value-type="time" office:time-value="PT15H47M51S" calcext:value-type="time">
            <text:p>03:47:51 PM</text:p>
          </table:table-cell>
          <table:table-cell office:value-type="string" calcext:value-type="string">
            <text:p>Rotnet </text:p>
          </table:table-cell>
          <table:table-cell table:number-columns-repeated="11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NN <text:s/>CIFAR 10 48 1</text:p>
          </table:table-cell>
          <table:table-cell table:number-columns-repeated="11"/>
        </table:table-row>
        <table:table-row table:style-name="ro1">
          <table:table-cell office:value-type="float" office:value="17.3" calcext:value-type="float">
            <text:p>17.3</text:p>
          </table:table-cell>
          <table:table-cell table:style-name="ce3" office:value-type="time" office:time-value="PT12H26M46S" calcext:value-type="time">
            <text:p>12:26:46 PM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09:34:09.557397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4:23:19.854376536</meta:creation-date>
    <dc:date>2018-03-20T11:22:03.416394673</dc:date>
    <meta:editing-duration>P1DT15M16S</meta:editing-duration>
    <meta:editing-cycles>11</meta:editing-cycles>
    <meta:generator>LibreOffice/5.1.6.2$Linux_X86_64 LibreOffice_project/10m0$Build-2</meta:generator>
    <meta:document-statistic meta:table-count="1" meta:cell-count="18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title svg:x="1.088cm" svg:y="0.316cm" chart:style-name="ch2">
          <text:p>Comparison of  networks where only the test set is rotated randomly </text:p>
        </chart:title>
        <chart:subtitle svg:x="6.353cm" svg:y="1.275cm" chart:style-name="ch3">
          <text:p>(up to 60 degrees)</text:p>
        </chart:subtitle>
        <chart:plot-area chart:style-name="ch4" table:cell-range-address="Sheet1.A32:Sheet1.A36 Sheet1.E32:Sheet1.E36" chart:data-source-has-labels="column" svg:x="1.33cm" svg:y="2.138cm" svg:width="14.348cm" svg:height="6.687cm">
          <chartooo:coordinate-region svg:x="1.978cm" svg:y="2.337cm" svg:width="12.799cm" svg:height="5.841cm"/>
          <chart:axis chart:dimension="x" chart:name="primary-x" chart:style-name="ch5" chartooo:axis-type="auto">
            <chartooo:date-scale/>
            <chart:categories table:cell-range-address="Sheet1.A32:Sheet1.A36"/>
          </chart:axis>
          <chart:axis chart:dimension="y" chart:name="primary-y" chart:style-name="ch5">
            <chart:title svg:x="0.451cm" svg:y="6.2cm" chart:style-name="ch6">
              <text:p>Accuracy</text:p>
            </chart:title>
            <chart:grid chart:style-name="ch7" chart:class="major"/>
          </chart:axis>
          <chart:series chart:style-name="ch8" chart:values-cell-range-address="Sheet1.E32:Sheet1.E3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CNN(36)</text:p>
                <draw:g>
                  <svg:desc>Sheet1.A32:Sheet1.A36</svg:desc>
                </draw:g>
              </table:table-cell>
              <table:table-cell office:value-type="float" office:value="76.8">
                <text:p>76.8</text:p>
                <draw:g>
                  <svg:desc>Sheet1.E32:Sheet1.E36</svg:desc>
                </draw:g>
              </table:table-cell>
            </table:table-row>
            <table:table-row>
              <table:table-cell office:value-type="string">
                <text:p>RN(12,3)  a=60</text:p>
              </table:table-cell>
              <table:table-cell office:value-type="float" office:value="72.52">
                <text:p>72.52</text:p>
              </table:table-cell>
            </table:table-row>
            <table:table-row>
              <table:table-cell office:value-type="string">
                <text:p>RN(12,3) a=30</text:p>
              </table:table-cell>
              <table:table-cell office:value-type="float" office:value="72.36">
                <text:p>72.36</text:p>
              </table:table-cell>
            </table:table-row>
            <table:table-row>
              <table:table-cell office:value-type="string">
                <text:p>RN(7,5) a=60</text:p>
              </table:table-cell>
              <table:table-cell office:value-type="float" office:value="73.42">
                <text:p>73.42</text:p>
              </table:table-cell>
            </table:table-row>
            <table:table-row>
              <table:table-cell office:value-type="string">
                <text:p>NPTN(12,3)</text:p>
              </table:table-cell>
              <table:table-cell office:value-type="float" office:value="76.62">
                <text:p>76.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459cm" svg:y="0.316cm" chart:style-name="ch2">
          <text:p>Comparison on randomly rotated MNIST data</text:p>
        </chart:title>
        <chart:subtitle svg:x="5.482cm" svg:y="1.275cm" chart:style-name="ch3">
          <text:p>(Rotations up to 90 degrees)</text:p>
        </chart:subtitle>
        <chart:plot-area chart:style-name="ch4" table:cell-range-address="Sheet1.A19:Sheet1.A25 Sheet1.C19:Sheet1.C25" chart:data-source-has-labels="column" svg:x="1.331cm" svg:y="2.138cm" svg:width="14.349cm" svg:height="6.682cm">
          <chartooo:coordinate-region svg:x="2.746cm" svg:y="2.138cm" svg:width="12.793cm" svg:height="4.306cm"/>
          <chart:axis chart:dimension="x" chart:name="primary-x" chart:style-name="ch5" chartooo:axis-type="auto">
            <chartooo:date-scale/>
            <chart:categories table:cell-range-address="Sheet1.A19:Sheet1.A25"/>
          </chart:axis>
          <chart:axis chart:dimension="y" chart:name="primary-y" chart:style-name="ch6">
            <chart:title svg:x="0.451cm" svg:y="6.198cm" chart:style-name="ch7">
              <text:p>Accuracy</text:p>
            </chart:title>
            <chart:grid chart:style-name="ch8" chart:class="major"/>
          </chart:axis>
          <chart:series chart:style-name="ch9" chart:values-cell-range-address="Sheet1.C19:Sheet1.C2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NN(36)</text:p>
                <draw:g>
                  <svg:desc>Sheet1.A19:Sheet1.A25</svg:desc>
                </draw:g>
              </table:table-cell>
              <table:table-cell office:value-type="float" office:value="0.9769">
                <text:p>0.9769</text:p>
                <draw:g>
                  <svg:desc>Sheet1.C19:Sheet1.C25</svg:desc>
                </draw:g>
              </table:table-cell>
            </table:table-row>
            <table:table-row>
              <table:table-cell office:value-type="string">
                <text:p>NPTN(18,2)</text:p>
              </table:table-cell>
              <table:table-cell office:value-type="float" office:value="0.9772">
                <text:p>0.9772</text:p>
              </table:table-cell>
            </table:table-row>
            <table:table-row>
              <table:table-cell office:value-type="string">
                <text:p>NPTN(12,3)</text:p>
              </table:table-cell>
              <table:table-cell office:value-type="float" office:value="0.9792">
                <text:p>0.9792</text:p>
              </table:table-cell>
            </table:table-row>
            <table:table-row>
              <table:table-cell office:value-type="string">
                <text:p>NPTN(7,5)</text:p>
              </table:table-cell>
              <table:table-cell office:value-type="float" office:value="0.9732">
                <text:p>0.9732</text:p>
              </table:table-cell>
            </table:table-row>
            <table:table-row>
              <table:table-cell office:value-type="string">
                <text:p>RN(12,3)  a=30</text:p>
              </table:table-cell>
              <table:table-cell office:value-type="float" office:value="0.9634">
                <text:p>0.9634</text:p>
              </table:table-cell>
            </table:table-row>
            <table:table-row>
              <table:table-cell office:value-type="string">
                <text:p>RN(12,3)  a=60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RN(12,3)  a=90</text:p>
              </table:table-cell>
              <table:table-cell office:value-type="float" office:value="0.957">
                <text:p>0.9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